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6pt" officeooo:rsid="000715d9" officeooo:paragraph-rsid="000715d9" style:font-size-asian="84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ted Cellular Automata Based Epidemic Simu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4:04:09.028821643</meta:creation-date>
    <dc:date>2015-02-11T14:07:54.998334412</dc:date>
    <meta:editing-duration>PT3M46S</meta:editing-duration>
    <meta:editing-cycles>1</meta:editing-cycles>
    <meta:document-statistic meta:table-count="0" meta:image-count="0" meta:object-count="0" meta:page-count="1" meta:paragraph-count="1" meta:word-count="6" meta:character-count="50" meta:non-whitespace-character-count="45"/>
    <meta:generator>LibreOffice/4.3.3.2$Linux_X86_64 LibreOffice_project/430m0$Build-2</meta:generator>
  </office:meta>
</office:document-meta>
</file>